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4773" officeooo:paragraph-rsid="00104773"/>
    </style:style>
    <style:style style:name="P2" style:family="paragraph" style:parent-style-name="Standard">
      <style:text-properties officeooo:paragraph-rsid="00104773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T1" style:family="text">
      <style:text-properties officeooo:rsid="0010477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Sección de reseña / puntuación visual <text:line-break/>&lt;section id="reseñas"&gt;</text:p>
      <text:p text:style-name="Standard"><text:s text:c="2"/>&lt;h2&gt;Reseñas de la página&lt;/h2&gt;</text:p>
      <text:p text:style-name="Standard"><text:s text:c="2"/>&lt;p&gt;Valoración media:&lt;/p&gt;</text:p>
      <text:p text:style-name="Standard"><text:s text:c="2"/>&lt;div class="estrellas"&gt;</text:p>
      <text:p text:style-name="Standard"><text:s text:c="4"/>★ ★ ★ ★ ☆</text:p>
      <text:p text:style-name="Standard"><text:s text:c="2"/>&lt;/div&gt;</text:p>
      <text:p text:style-name="Standard"><text:s text:c="2"/>&lt;p&gt;¡Gracias por visitar mi sitio web!&lt;/p&gt;</text:p>
      <text:p text:style-name="Standard">&lt;/section&gt;<text:line-break/><text:line-break/><text:span text:style-name="T1">2-procesos por los que pase<text:line-break/>&lt;section id="proceso"&gt;</text:span></text:p>
      <text:p text:style-name="Standard"><text:s text:c="2"/>&lt;h2&gt;Mi camino de aprendizaje&lt;/h2&gt;</text:p>
      <text:p text:style-name="Standard"><text:s text:c="2"/>&lt;ul&gt;</text:p>
      <text:p text:style-name="Standard"><text:s text:c="4"/>&lt;li&gt;✅ Aprendí HTML y CSS desde cero&lt;/li&gt;</text:p>
      <text:p text:style-name="Standard"><text:s text:c="4"/>&lt;li&gt;✅ Empecé a practicar con páginas simples&lt;/li&gt;</text:p>
      <text:p text:style-name="Standard"><text:s text:c="4"/>&lt;li&gt;✅ Implementé diseño responsive&lt;/li&gt;</text:p>
      <text:p text:style-name="Standard"><text:s text:c="4"/>&lt;li&gt;✅ Estoy aprendiendo JavaScript y Git&lt;/li&gt;</text:p>
      <text:p text:style-name="Standard"><text:s text:c="4"/>&lt;li&gt;🛠 Próximo paso: practicar proyectos reales y publicar más&lt;/li&gt;</text:p>
      <text:p text:style-name="Standard"><text:s text:c="2"/>&lt;/ul&gt;</text:p>
      <text:p text:style-name="Standard">&lt;/section&gt;<text:line-break/><text:line-break/><text:span text:style-name="T1">3 estudios<text:line-break/>&lt;section id="estudios"&gt;</text:span></text:p>
      <text:p text:style-name="Standard"><text:s text:c="2"/>&lt;h2&gt;Mis estudios&lt;/h2&gt;</text:p>
      <text:p text:style-name="Standard"><text:s text:c="2"/>&lt;p&gt;Ciclo Medio en Sistemas Microinformáticos y Redes (en curso)&lt;/p&gt;</text:p>
      <text:p text:style-name="Standard"><text:s text:c="2"/>&lt;p&gt;Interés especial: Desarrollo web y diseño de interfaces&lt;/p&gt;</text:p>
      <text:p text:style-name="Standard">&lt;/section&gt;</text:p>
      <text:p text:style-name="P1">4 autoevaluación<text:line-break/>&lt;section id="calidad"&gt;</text:p>
      <text:p text:style-name="P1"><text:s text:c="2"/>&lt;h2&gt;Autoevaluación del sitio&lt;/h2&gt;</text:p>
      <text:p text:style-name="P1"><text:s text:c="2"/>&lt;ul&gt;</text:p>
      <text:p text:style-name="P1"><text:s text:c="4"/>&lt;li&gt;✅ Estructura semántica con HTML5&lt;/li&gt;</text:p>
      <text:p text:style-name="P1"><text:s text:c="4"/>&lt;li&gt;✅ Diseño responsive con CSS Flexbox&lt;/li&gt;</text:p>
      <text:p text:style-name="P1"><text:s text:c="4"/>&lt;li&gt;✅ Buenas prácticas en etiquetas y accesibilidad básica&lt;/li&gt;</text:p>
      <text:p text:style-name="P1"><text:s text:c="4"/>&lt;li&gt;⭐ Nivel actual: Intermedio (en proceso de mejorar)&lt;/li&gt;</text:p>
      <text:p text:style-name="P1"><text:s text:c="2"/>&lt;/ul&gt;</text:p>
      <text:p text:style-name="P1">&lt;/section&gt;<text:line-break/><text:line-break/>css para mejorar el estilo</text:p>
      <text:p text:style-name="P1">.estrellas {</text:p>
      <text:p text:style-name="P1"><text:s text:c="2"/>font-size: 2em;</text:p>
      <text:p text:style-name="P1"><text:s text:c="2"/>color: gold;</text:p>
      <text:p text:style-name="P1">}</text:p>
      <text:p text:style-name="P1"/>
      <text:p text:style-name="P1">section {</text:p>
      <text:p text:style-name="P1"><text:s text:c="2"/>margin-bottom: 2rem;</text:p>
      <text:p text:style-name="P1"><text:s text:c="2"/>padding: 1rem;</text:p>
      <text:p text:style-name="P1"><text:s text:c="2"/>border-bottom: 1px solid #ccc;</text:p>
      <text:p text:style-name="P1">}</text:p>
      <text:p text:style-name="P1"/>
      <text:p text:style-name="P1">ul li {</text:p>
      <text:p text:style-name="P1"><text:soft-page-break/><text:s text:c="2"/>margin: 0.5rem 0;</text:p>
      <text:p text:style-name="P2"><text:span text:style-name="T1">}<text:line-break/><text:line-break/></text:span>¿Qué necesitas?</text:p>
      <text:list text:style-name="L1">
        <text:list-item>
          <text:p text:style-name="P3"><text:span text:style-name="Strong_20_Emphasis">Frontend:</text:span> HTML + CSS + JavaScript</text:p>
        </text:list-item>
        <text:list-item>
          <text:p text:style-name="P3"><text:span text:style-name="Strong_20_Emphasis">Backend:</text:span> Un servicio que reciba y guarde los votos (puedes usar <text:span text:style-name="Strong_20_Emphasis">Firebase</text:span>, <text:span text:style-name="Strong_20_Emphasis">Supabase</text:span> o <text:span text:style-name="Strong_20_Emphasis">Google Sheets</text:span> con un webhook)</text:p>
        </text:list-item>
        <text:list-item>
          <text:p text:style-name="P3"><text:span text:style-name="Strong_20_Emphasis">Base de datos:</text:span> Guardará puntuaciones y reseñas</text:p>
        </text:list-item>
      </text:list>
      <text:p text:style-name="Text_20_body">Te voy a enseñar con <text:span text:style-name="Strong_20_Emphasis">Firebase</text:span> porque es gratuito, fácil de usar y no necesitas crear tu propio servidor.</text:p>
      <text:p text:style-name="Horizontal_20_Line"/>
      <text:h text:style-name="Heading_20_2" text:outline-level="2">🚀 PASO A PASO para crear un sistema de votación con reseñas usando <text:span text:style-name="Strong_20_Emphasis">Firebase + HTML/JS</text:span></text:h>
      <text:h text:style-name="Heading_20_3" text:outline-level="3">1. Crea tu cuenta en Firebase</text:h>
      <text:list text:style-name="L2">
        <text:list-item>
          <text:p text:style-name="P4">Ve a https://console.firebase.google.com/</text:p>
        </text:list-item>
        <text:list-item>
          <text:p text:style-name="P4">Crea un proyecto</text:p>
        </text:list-item>
        <text:list-item>
          <text:p text:style-name="P4">Habilita <text:span text:style-name="Strong_20_Emphasis">Firestore Database</text:span> (modo de prueba)</text:p>
        </text:list-item>
        <text:list-item>
          <text:p text:style-name="P4">Habilita <text:span text:style-name="Strong_20_Emphasis">Firebase Hosting</text:span> (si quieres alojar tu web ahí más adelante)</text:p>
        </text:list-item>
      </text:list>
      <text:p text:style-name="Horizontal_20_Line"/>
      <text:h text:style-name="Heading_20_3" text:outline-level="3">2. Estructura HTML básica</text:h>
      <text:p text:style-name="P1">&lt;!DOCTYPE html&gt;</text:p>
      <text:p text:style-name="P1">&lt;html lang="es"&gt;</text:p>
      <text:p text:style-name="P1">&lt;head&gt;</text:p>
      <text:p text:style-name="P1"><text:s text:c="2"/>&lt;meta charset="UTF-8"&gt;</text:p>
      <text:p text:style-name="P1"><text:s text:c="2"/>&lt;title&gt;Votar mi web&lt;/title&gt;</text:p>
      <text:p text:style-name="P1">&lt;/head&gt;</text:p>
      <text:p text:style-name="P1">&lt;body&gt;</text:p>
      <text:p text:style-name="P1"><text:s text:c="2"/>&lt;h2&gt;Deja tu reseña&lt;/h2&gt;</text:p>
      <text:p text:style-name="P1"/>
      <text:p text:style-name="P1"><text:s text:c="2"/>&lt;form id="reseñaForm"&gt;</text:p>
      <text:p text:style-name="P1"><text:s text:c="4"/>&lt;label for="nombre"&gt;Nombre:&lt;/label&gt;</text:p>
      <text:p text:style-name="P1"><text:s text:c="4"/>&lt;input type="text" id="nombre" required&gt;&lt;br&gt;</text:p>
      <text:p text:style-name="P1"/>
      <text:p text:style-name="P1"><text:s text:c="4"/>&lt;label for="comentario"&gt;Comentario:&lt;/label&gt;&lt;br&gt;</text:p>
      <text:p text:style-name="P1"><text:s text:c="4"/>&lt;textarea id="comentario" rows="4" required&gt;&lt;/textarea&gt;&lt;br&gt;</text:p>
      <text:p text:style-name="P1"/>
      <text:p text:style-name="P1"><text:s text:c="4"/>&lt;label for="puntuacion"&gt;Puntuación (1-5):&lt;/label&gt;</text:p>
      <text:p text:style-name="P1"><text:s text:c="4"/>&lt;input type="number" id="puntuacion" min="1" max="5" required&gt;&lt;br&gt;&lt;br&gt;</text:p>
      <text:p text:style-name="P1"/>
      <text:p text:style-name="P1"><text:s text:c="4"/>&lt;button type="submit"&gt;Enviar reseña&lt;/button&gt;</text:p>
      <text:p text:style-name="P1"><text:s text:c="2"/>&lt;/form&gt;</text:p>
      <text:p text:style-name="P1"><text:soft-page-break/></text:p>
      <text:p text:style-name="P1"><text:s text:c="2"/>&lt;div id="reseñas"&gt;&lt;/div&gt;</text:p>
      <text:p text:style-name="P1"/>
      <text:p text:style-name="P1"><text:s text:c="2"/>&lt;!-- Firebase SDK --&gt;</text:p>
      <text:p text:style-name="P1"><text:s text:c="2"/>&lt;script src="https://www.gstatic.com/firebasejs/10.11.0/firebase-app.js"&gt;&lt;/script&gt;</text:p>
      <text:p text:style-name="P1"><text:s text:c="2"/>&lt;script src="https://www.gstatic.com/firebasejs/10.11.0/firebase-firestore.js"&gt;&lt;/script&gt;</text:p>
      <text:p text:style-name="P1"/>
      <text:p text:style-name="P1"><text:s text:c="2"/>&lt;!-- Script personalizado --&gt;</text:p>
      <text:p text:style-name="P1"><text:s text:c="2"/>&lt;script src="app.js"&gt;&lt;/script&gt;</text:p>
      <text:p text:style-name="P1">&lt;/body&gt;</text:p>
      <text:p text:style-name="P2"><text:span text:style-name="T1">&lt;/html&gt;<text:line-break/><text:line-break/></text:span>3. Código <text:span text:style-name="Source_20_Text">app.js</text:span> con Firebase (JavaScript) <text:line-break/>// Configuración de Firebase (usa tu propia info desde Firebase Console)</text:p>
      <text:p text:style-name="P2">const firebaseConfig = {</text:p>
      <text:p text:style-name="P2"><text:s text:c="2"/>apiKey: "TU_API_KEY",</text:p>
      <text:p text:style-name="P2"><text:s text:c="2"/>authDomain: "TU_DOMINIO.firebaseapp.com",</text:p>
      <text:p text:style-name="P2"><text:s text:c="2"/>projectId: "TU_PROJECT_ID",</text:p>
      <text:p text:style-name="P2"><text:s text:c="2"/>storageBucket: "TU_BUCKET.appspot.com",</text:p>
      <text:p text:style-name="P2"><text:s text:c="2"/>messagingSenderId: "TU_ID",</text:p>
      <text:p text:style-name="P2"><text:s text:c="2"/>appId: "TU_APP_ID"</text:p>
      <text:p text:style-name="P2">};</text:p>
      <text:p text:style-name="P2"/>
      <text:p text:style-name="P2">firebase.initializeApp(firebaseConfig);</text:p>
      <text:p text:style-name="P2">const db = firebase.firestore();</text:p>
      <text:p text:style-name="P2"/>
      <text:p text:style-name="P2">// Enviar reseña</text:p>
      <text:p text:style-name="P2">document.getElementById("reseñaForm").addEventListener("submit", function(e) {</text:p>
      <text:p text:style-name="P2"><text:s text:c="2"/>e.preventDefault();</text:p>
      <text:p text:style-name="P2"/>
      <text:p text:style-name="P2"><text:s text:c="2"/>const nombre = document.getElementById("nombre").value;</text:p>
      <text:p text:style-name="P2"><text:s text:c="2"/>const comentario = document.getElementById("comentario").value;</text:p>
      <text:p text:style-name="P2"><text:s text:c="2"/>const puntuacion = parseInt(document.getElementById("puntuacion").value);</text:p>
      <text:p text:style-name="P2"/>
      <text:p text:style-name="P2"><text:s text:c="2"/>db.collection("reseñas").add({</text:p>
      <text:p text:style-name="P2"><text:s text:c="4"/>nombre: nombre,</text:p>
      <text:p text:style-name="P2"><text:s text:c="4"/>comentario: comentario,</text:p>
      <text:p text:style-name="P2"><text:s text:c="4"/>puntuacion: puntuacion,</text:p>
      <text:p text:style-name="P2"><text:s text:c="4"/>fecha: new Date()</text:p>
      <text:p text:style-name="P2"><text:s text:c="2"/>}).then(() =&gt; {</text:p>
      <text:p text:style-name="P2"><text:s text:c="4"/>alert("¡Gracias por tu reseña!");</text:p>
      <text:p text:style-name="P2"><text:s text:c="4"/>document.getElementById("reseñaForm").reset();</text:p>
      <text:p text:style-name="P2"><text:s text:c="4"/>cargarReseñas();</text:p>
      <text:p text:style-name="P2"><text:s text:c="2"/>});</text:p>
      <text:p text:style-name="P2">});</text:p>
      <text:p text:style-name="P2"/>
      <text:p text:style-name="P2">// Mostrar reseñas</text:p>
      <text:p text:style-name="P2">function cargarReseñas() {</text:p>
      <text:p text:style-name="P2"><text:s text:c="2"/>const reseñasDiv = document.getElementById("reseñas");</text:p>
      <text:p text:style-name="P2"><text:s text:c="2"/>reseñasDiv.innerHTML = "&lt;h3&gt;Reseñas recientes:&lt;/h3&gt;";</text:p>
      <text:p text:style-name="P2"/>
      <text:p text:style-name="P2"><text:s text:c="2"/>db.collection("reseñas").orderBy("fecha", "desc").limit(5).get().then(snapshot =&gt; {</text:p>
      <text:p text:style-name="P2"><text:soft-page-break/><text:s text:c="4"/>snapshot.forEach(doc =&gt; {</text:p>
      <text:p text:style-name="P2"><text:s text:c="6"/>const data = doc.data();</text:p>
      <text:p text:style-name="P2"><text:s text:c="6"/>reseñasDiv.innerHTML += `</text:p>
      <text:p text:style-name="P2"><text:s text:c="8"/>&lt;p&gt;&lt;strong&gt;${data.nombre}&lt;/strong&gt; (${data.puntuacion}/5):&lt;br&gt;</text:p>
      <text:p text:style-name="P2"><text:s text:c="8"/>${data.comentario}&lt;/p&gt;&lt;hr&gt;</text:p>
      <text:p text:style-name="P2"><text:s text:c="6"/>`;</text:p>
      <text:p text:style-name="P2"><text:s text:c="4"/>});</text:p>
      <text:p text:style-name="P2"><text:s text:c="2"/>});</text:p>
      <text:p text:style-name="P2">}</text:p>
      <text:p text:style-name="P2"/>
      <text:p text:style-name="P2">// Cargar al inicio</text:p>
      <text:p text:style-name="P2">cargarReseñas();<text:line-break/><text:line-break/>🔐 Importante: Seguridad en Firebase</text:p>
      <text:p text:style-name="Text_20_body">Cuando termines de probar, configura las reglas de seguridad en Firestore para permitir sólo escritura de usuarios autenticados o usar validaciones para evitar spam.</text:p>
      <text:p text:style-name="Horizontal_20_Line"/>
      <text:h text:style-name="Heading_20_2" text:outline-level="2">✍️ ¿Y luego?</text:h>
      <text:list text:style-name="L3">
        <text:list-item>
          <text:p text:style-name="P5">Puedes mostrar la <text:span text:style-name="Strong_20_Emphasis">puntuación media</text:span> calculando los valores con JavaScript.</text:p>
        </text:list-item>
        <text:list-item>
          <text:p text:style-name="P5">Si quieres usar <text:span text:style-name="Strong_20_Emphasis">estrellas visuales</text:span>, puedo ayudarte a agregar diseño con CSS.</text:p>
        </text:list-item>
        <text:list-item>
          <text:p text:style-name="P5">Puedes también guardar las reseñas y mostrarlas tipo <text:span text:style-name="Strong_20_Emphasis">testimonios</text:span>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5T09:50:30.758000000</meta:creation-date>
    <dc:date>2025-05-15T09:58:45.120000000</dc:date>
    <meta:editing-duration>PT8M13S</meta:editing-duration>
    <meta:editing-cycles>4</meta:editing-cycles>
    <meta:generator>LibreOffice/24.2.3.2$Windows_X86_64 LibreOffice_project/433d9c2ded56988e8a90e6b2e771ee4e6a5ab2ba</meta:generator>
    <meta:document-statistic meta:table-count="0" meta:image-count="0" meta:object-count="0" meta:page-count="4" meta:paragraph-count="126" meta:word-count="524" meta:character-count="4650" meta:non-whitespace-character-count="4022"/>
  </office:meta>
</office:document-meta>
</file>